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790" officeooo:paragraph-rsid="00154790"/>
    </style:style>
    <style:style style:name="P2" style:family="paragraph" style:parent-style-name="Standard">
      <style:text-properties fo:font-weight="bold" officeooo:rsid="00154790" officeooo:paragraph-rsid="00154790" style:font-weight-asian="bold" style:font-weight-complex="bold"/>
    </style:style>
    <style:style style:name="P3" style:family="paragraph" style:parent-style-name="Standard">
      <style:text-properties fo:font-weight="bold" officeooo:rsid="00154790" officeooo:paragraph-rsid="0020c1c4" style:font-weight-asian="bold" style:font-weight-complex="bold"/>
    </style:style>
    <style:style style:name="P4" style:family="paragraph" style:parent-style-name="Standard">
      <style:text-properties fo:font-weight="bold" officeooo:rsid="00154790" officeooo:paragraph-rsid="00419cdd" style:font-weight-asian="bold" style:font-weight-complex="bold"/>
    </style:style>
    <style:style style:name="P5" style:family="paragraph" style:parent-style-name="Standard">
      <style:text-properties fo:font-weight="bold" officeooo:rsid="001999e1" officeooo:paragraph-rsid="001999e1" style:font-weight-asian="bold" style:font-weight-complex="bold"/>
    </style:style>
    <style:style style:name="P6" style:family="paragraph" style:parent-style-name="Standard">
      <style:text-properties fo:font-weight="bold" officeooo:rsid="001999e1" officeooo:paragraph-rsid="0020c1c4" style:font-weight-asian="bold" style:font-weight-complex="bold"/>
    </style:style>
    <style:style style:name="P7" style:family="paragraph" style:parent-style-name="Standard">
      <style:text-properties fo:font-weight="bold" officeooo:rsid="001999e1" officeooo:paragraph-rsid="002539bf" style:font-weight-asian="bold" style:font-weight-complex="bold"/>
    </style:style>
    <style:style style:name="P8" style:family="paragraph" style:parent-style-name="Standard">
      <style:text-properties fo:font-weight="bold" officeooo:rsid="001999e1" officeooo:paragraph-rsid="002b3676" style:font-weight-asian="bold" style:font-weight-complex="bold"/>
    </style:style>
    <style:style style:name="P9" style:family="paragraph" style:parent-style-name="Standard">
      <style:text-properties fo:font-weight="bold" officeooo:rsid="001999e1" officeooo:paragraph-rsid="0033f679" style:font-weight-asian="bold" style:font-weight-complex="bold"/>
    </style:style>
    <style:style style:name="P10" style:family="paragraph" style:parent-style-name="Standard">
      <style:text-properties fo:font-weight="bold" officeooo:rsid="001999e1" officeooo:paragraph-rsid="004515ec" style:font-weight-asian="bold" style:font-weight-complex="bold"/>
    </style:style>
    <style:style style:name="P11" style:family="paragraph" style:parent-style-name="Standard">
      <style:text-properties fo:font-weight="bold" officeooo:rsid="0035ec69" officeooo:paragraph-rsid="0035ec69" style:font-weight-asian="bold" style:font-weight-complex="bold"/>
    </style:style>
    <style:style style:name="P12" style:family="paragraph" style:parent-style-name="Standard">
      <style:text-properties fo:font-weight="bold" officeooo:rsid="0036f612" officeooo:paragraph-rsid="0036f612" style:font-weight-asian="bold" style:font-weight-complex="bold"/>
    </style:style>
    <style:style style:name="P13" style:family="paragraph" style:parent-style-name="Standard">
      <style:text-properties officeooo:rsid="003432f7" officeooo:paragraph-rsid="003432f7"/>
    </style:style>
    <style:style style:name="P14" style:family="paragraph" style:parent-style-name="Standard">
      <style:text-properties officeooo:rsid="00366d3e" officeooo:paragraph-rsid="00366d3e"/>
    </style:style>
    <style:style style:name="P15" style:family="paragraph" style:parent-style-name="Standard">
      <style:text-properties officeooo:rsid="0040a8a3" officeooo:paragraph-rsid="0040a8a3"/>
    </style:style>
    <style:style style:name="P16" style:family="paragraph" style:parent-style-name="Standard">
      <style:text-properties fo:font-weight="bold" officeooo:rsid="0031fd03" officeooo:paragraph-rsid="002b3676" style:font-weight-asian="bold" style:font-weight-complex="bold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fo:font-weight="bold" officeooo:rsid="001aacaf" officeooo:paragraph-rsid="001aacaf" style:font-weight-asian="bold" style:font-weight-complex="bold"/>
    </style:style>
    <style:style style:name="T1" style:family="text">
      <style:text-properties officeooo:rsid="001999e1"/>
    </style:style>
    <style:style style:name="T2" style:family="text">
      <style:text-properties officeooo:rsid="0019cd1f"/>
    </style:style>
    <style:style style:name="T3" style:family="text">
      <style:text-properties officeooo:rsid="0019f6a9"/>
    </style:style>
    <style:style style:name="T4" style:family="text">
      <style:text-properties officeooo:rsid="001c84ab"/>
    </style:style>
    <style:style style:name="T5" style:family="text">
      <style:text-properties officeooo:rsid="001cf75b"/>
    </style:style>
    <style:style style:name="T6" style:family="text">
      <style:text-properties officeooo:rsid="001da2b0"/>
    </style:style>
    <style:style style:name="T7" style:family="text">
      <style:text-properties officeooo:rsid="001f0eee"/>
    </style:style>
    <style:style style:name="T8" style:family="text">
      <style:text-properties officeooo:rsid="0020bab9"/>
    </style:style>
    <style:style style:name="T9" style:family="text">
      <style:text-properties fo:font-weight="bold" officeooo:rsid="002107ae" style:font-weight-asian="bold" style:font-weight-complex="bold"/>
    </style:style>
    <style:style style:name="T10" style:family="text">
      <style:text-properties officeooo:rsid="0022eadf"/>
    </style:style>
    <style:style style:name="T11" style:family="text">
      <style:text-properties officeooo:rsid="002539bf"/>
    </style:style>
    <style:style style:name="T12" style:family="text">
      <style:text-properties officeooo:rsid="00287f33"/>
    </style:style>
    <style:style style:name="T13" style:family="text">
      <style:text-properties officeooo:rsid="00288cea"/>
    </style:style>
    <style:style style:name="T14" style:family="text">
      <style:text-properties officeooo:rsid="00294286"/>
    </style:style>
    <style:style style:name="T15" style:family="text">
      <style:text-properties officeooo:rsid="002a7636"/>
    </style:style>
    <style:style style:name="T16" style:family="text">
      <style:text-properties officeooo:rsid="002f12d6"/>
    </style:style>
    <style:style style:name="T17" style:family="text">
      <style:text-properties officeooo:rsid="003012c0"/>
    </style:style>
    <style:style style:name="T18" style:family="text">
      <style:text-properties officeooo:rsid="00308bac"/>
    </style:style>
    <style:style style:name="T19" style:family="text">
      <style:text-properties officeooo:rsid="00326dfb"/>
    </style:style>
    <style:style style:name="T20" style:family="text">
      <style:text-properties officeooo:rsid="00154790"/>
    </style:style>
    <style:style style:name="T21" style:family="text">
      <style:text-properties officeooo:rsid="0033f679"/>
    </style:style>
    <style:style style:name="T22" style:family="text">
      <style:text-properties officeooo:rsid="00345b47"/>
    </style:style>
    <style:style style:name="T23" style:family="text">
      <style:text-properties officeooo:rsid="00366d3e"/>
    </style:style>
    <style:style style:name="T24" style:family="text">
      <style:text-properties officeooo:rsid="003866ea"/>
    </style:style>
    <style:style style:name="T25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26" style:family="text">
      <style:text-properties style:text-underline-style="solid" style:text-underline-type="double" style:text-underline-width="auto" style:text-underline-color="font-color" fo:font-weight="bold" officeooo:rsid="00392492" style:font-weight-asian="bold" style:font-weight-complex="bold"/>
    </style:style>
    <style:style style:name="T27" style:family="text">
      <style:text-properties officeooo:rsid="0039b687"/>
    </style:style>
    <style:style style:name="T28" style:family="text">
      <style:text-properties officeooo:rsid="003b50c9"/>
    </style:style>
    <style:style style:name="T29" style:family="text">
      <style:text-properties officeooo:rsid="003d2b17"/>
    </style:style>
    <style:style style:name="T30" style:family="text">
      <style:text-properties officeooo:rsid="003e1245"/>
    </style:style>
    <style:style style:name="T31" style:family="text">
      <style:text-properties officeooo:rsid="0046284a"/>
    </style:style>
    <style:style style:name="T32" style:family="text">
      <style:text-properties officeooo:rsid="0049fb3b"/>
    </style:style>
    <style:style style:name="T33" style:family="text">
      <style:text-properties officeooo:rsid="004a64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agar@sagar-VirtualBox:~$ docker ps</text:p>
      <text:p text:style-name="Standard">Got permission denied while trying to connect to the Docker daemon socket at unix:///var/run/docker.sock: Get http://%2Fvar%2Frun%2Fdocker.sock/v1.24/containers/json: dial unix /var/run/docker.sock: connect: permission denied</text:p>
      <text:p text:style-name="Standard">sagar@sagar-VirtualBox:~$ sudo docker ps</text:p>
      <text:p text:style-name="Standard">[sudo] password for sagar: </text:p>
      <text:p text:style-name="Standard">CONTAINER ID <text:s text:c="2"/>IMAGE <text:s text:c="4"/>COMMAND <text:s text:c="2"/>CREATED <text:s text:c="2"/>STATUS <text:s text:c="3"/>PORTS <text:s text:c="4"/>NAMES</text:p>
      <text:p text:style-name="Standard">sagar@sagar-VirtualBox:~$ sudo su</text:p>
      <text:p text:style-name="Standard">root@sagar-VirtualBox:/home/sagar# docker ps</text:p>
      <text:p text:style-name="Standard">CONTAINER ID <text:s text:c="2"/>IMAGE <text:s text:c="4"/>COMMAND <text:s text:c="2"/>CREATED <text:s text:c="2"/>STATUS <text:s text:c="3"/>PORTS <text:s text:c="4"/>NAMES</text:p>
      <text:p text:style-name="Standard">root@sagar-VirtualBox:/home/sagar# docker run busybox echo hello world</text:p>
      <text:p text:style-name="Standard">Unable to find image 'busybox:latest' locally</text:p>
      <text:p text:style-name="Standard">latest: Pulling from library/busybox</text:p>
      <text:p text:style-name="Standard">3aab638df1a9: Pull complete </text:p>
      <text:p text:style-name="Standard">Digest: sha256:52817dece4cfe26f581c834d27a8e1bcc82194f914afe6d50afad5a101234ef1</text:p>
      <text:p text:style-name="Standard">Status: Downloaded newer image for busybox:latest</text:p>
      <text:p text:style-name="Standard">hello world</text:p>
      <text:p text:style-name="Standard">root@sagar-VirtualBox:/home/sagar# docker ps</text:p>
      <text:p text:style-name="Standard">CONTAINER ID <text:s text:c="2"/>IMAGE <text:s text:c="4"/>COMMAND <text:s text:c="2"/>CREATED <text:s text:c="2"/>STATUS <text:s text:c="3"/>PORTS <text:s text:c="4"/>NAMES</text:p>
      <text:p text:style-name="Standard">root@sagar-VirtualBox:/home/sagar# docker ps -a</text:p>
      <text:p text:style-name="Standard">CONTAINER ID <text:s text:c="2"/>IMAGE <text:s text:c="4"/>COMMAND <text:s text:c="13"/>CREATED <text:s text:c="13"/>STATUS <text:s text:c="25"/>PORTS <text:s text:c="4"/>NAMES</text:p>
      <text:p text:style-name="Standard">d8c70293d669 <text:s text:c="2"/>busybox <text:s text:c="2"/>"echo hello world" <text:s text:c="2"/>About a minute ago <text:s text:c="2"/>Exited (0) About a minute ago <text:s text:c="12"/>epic_keldysh</text:p>
      <text:p text:style-name="Standard"/>
      <text:p text:style-name="Standard"/>
      <text:p text:style-name="Standard"/>
      <text:p text:style-name="Standard"><text:s text:c="3"/><text:span text:style-name="T25"><text:s/></text:span><text:span text:style-name="T26">## DOKERS COMMANDS ##</text:span></text:p>
      <text:p text:style-name="P2">note: docker ps <text:s/>// <text:span text:style-name="T33">s</text:span>hows the running containers only</text:p>
      <text:p text:style-name="P2"><text:s text:c="9"/>docker ps -a // <text:span text:style-name="T33">s</text:span>hows all the docker containers whether it tis running or not.</text:p>
      <text:p text:style-name="P3"><text:s text:c="9"/><text:span text:style-name="T1">docker ps -l <text:s text:c="2"/>// shows only the last </text:span><text:span text:style-name="T33">started</text:span><text:span text:style-name="T1"> container that was </text:span><text:span text:style-name="T7">added</text:span></text:p>
      <text:p text:style-name="P6"><text:s text:c="9"/><text:span text:style-name="T2">docker ps <text:s/>-q <text:s/>// shows the </text:span><text:span text:style-name="T4">running </text:span><text:span text:style-name="T3"><text:s/></text:span><text:span text:style-name="T2">container id</text:span></text:p>
      <text:p text:style-name="P6"><text:s text:c="9"/><text:span text:style-name="T4">docker ps -lq <text:s/>// shows last </text:span><text:span text:style-name="T6">added </text:span><text:span text:style-name="T4">container id</text:span></text:p>
      <text:p text:style-name="P9"><text:s text:c="9"/><text:span text:style-name="T20">docker run -it ubuntu bash <text:s text:c="2"/>// </text:span><text:span text:style-name="T21">to run ubuntu image</text:span></text:p>
      <text:p text:style-name="P6"><text:s text:c="9"/>docker logs --tail 1 --follow d317e57d29b5 // <text:span text:style-name="T5">shows real time of the running conatiner</text:span></text:p>
      <text:p text:style-name="P6"><text:s text:c="9"/><text:span text:style-name="T8">docker stop container_id <text:s/>// stops the running container ( like shutdown)</text:span></text:p>
      <text:p text:style-name="P6"><text:s text:c="9"/><text:span text:style-name="T8">docker kill container_id <text:s text:c="3"/>// immediately kills the process</text:span></text:p>
      <text:p text:style-name="P1"><text:s text:c="9"/><text:span text:style-name="T9">docker start container_id <text:s/>// to start the specified container</text:span></text:p>
      <text:p text:style-name="P5"><text:s text:c="9"/><text:span text:style-name="T10">docker rm cont_id <text:s text:c="2"/>// to delete a stopped container</text:span></text:p>
      <text:p text:style-name="P5"><text:s text:c="9"/><text:span text:style-name="T10">docker system prune // to delete all unused container</text:span></text:p>
      <text:p text:style-name="P5"><text:s text:c="9"/><text:span text:style-name="T16">docker pull image_name <text:s/>// to download image</text:span></text:p>
      <text:p text:style-name="P5"><text:s text:c="9"/><text:span text:style-name="T27">docker run -d img_name <text:s/>// to run the container in background</text:span></text:p>
      <text:p text:style-name="P7"><text:s text:c="9"/>docker image ls <text:s/>--filter "<text:span text:style-name="T11">before</text:span>=7a8965d6553e "</text:p>
      <text:p text:style-name="P8"><text:s text:c="9"/>docker image ls <text:s/>--filter "since=7a8965d6553e "</text:p>
      <text:p text:style-name="P7"><text:s text:c="9"/>docker image ls <text:s/>--filter "<text:span text:style-name="T11">dangling</text:span>=<text:span text:style-name="T11">true</text:span>"</text:p>
      <text:p text:style-name="P7"><text:s text:c="9"/>docker image rm <text:span text:style-name="T19">s</text:span>agar <text:s text:c="2"/>// <text:span text:style-name="T13">to remove image <text:s/></text:span><text:span text:style-name="T19">by image name</text:span></text:p>
      <text:p text:style-name="P7"><text:s text:c="9"/><text:span text:style-name="T19">docker image -f img_id <text:s text:c="2"/>// to remove image by image id</text:span></text:p>
      <text:p text:style-name="P7"><text:s text:c="9"/>docker info <text:s/>// <text:span text:style-name="T14">gives complete information </text:span></text:p>
      <text:p text:style-name="P4"><text:s text:c="9"/>docker logs ed781baa1f25 -f <text:s/>--&gt; <text:span text:style-name="T33">to check the history of container </text:span></text:p>
      <text:p text:style-name="P7"><text:s text:c="9"/>docker search ubuntu // <text:span text:style-name="T15">it search for the image for the given image_name</text:span></text:p>
      <text:p text:style-name="P8"><text:s text:c="9"/>docker image ls <text:s/>--format "{{.ID}}:{{.Repository}}" </text:p>
      <text:p text:style-name="P8"><text:s text:c="10"/>docker image inspect d23834f29b38 | more</text:p>
      <text:p text:style-name="P8"><text:soft-page-break/><text:s text:c="10"/>docker build -t figlet . // <text:span text:style-name="T17">to install the figlet image</text:span></text:p>
      <text:p text:style-name="P8"><text:s text:c="11"/>docker run -it figlet <text:s/>// <text:span text:style-name="T17">to run figlet image</text:span></text:p>
      <text:p text:style-name="P8"><text:s text:c="11"/><text:span text:style-name="T18">docker image rm -f image_id <text:s text:c="2"/>// to remove the installed image</text:span></text:p>
      <text:p text:style-name="P16"><text:s text:c="11"/>figlet rcb <text:s/>// it will print rcb in pattern</text:p>
      <text:p text:style-name="P8"><text:s text:c="11"/><text:span text:style-name="T29">d</text:span>ocker network create --driver bridge new_network <text:s/>// <text:span text:style-name="T29">to create network </text:span><text:span text:style-name="T31">and attaching <text:s text:c="15"/><text:tab/>to container</text:span></text:p>
      <text:p text:style-name="P8"><text:s text:c="11"/>docker network ls</text:p>
      <text:p text:style-name="P8"><text:s text:c="11"/>docker inspect network new_network</text:p>
      <text:p text:style-name="P8"><text:s text:c="11"/>docker run -d -P nginx <text:s/>// <text:span text:style-name="T30">installs the nginx </text:span></text:p>
      <text:p text:style-name="P8"><text:s text:c="11"/>docker volume create --name=volume1</text:p>
      <text:p text:style-name="P8"><text:s text:c="11"/>docker volume ls</text:p>
      <text:p text:style-name="P8"><text:s text:c="11"/>docker volume size volume1</text:p>
      <text:p text:style-name="P8"><text:s text:c="11"/>docker volume create volume2</text:p>
      <text:p text:style-name="P8"><text:s text:c="11"/>docker volume ls</text:p>
      <text:p text:style-name="P8"><text:s text:c="11"/>docker volume inspe<text:span text:style-name="T32">c</text:span>t volume1</text:p>
      <text:p text:style-name="P8"/>
      <text:p text:style-name="P8"><text:s text:c="11"/>-<text:span text:style-name="T28">d for run in the background</text:span></text:p>
      <text:p text:style-name="P7"/>
      <text:p text:style-name="P12">## docker push commands:</text:p>
      <text:p text:style-name="P12">steps: <text:span text:style-name="T24">(u should login first in the terminal using docker login command).</text:span></text:p>
      <text:p text:style-name="P12">1) docker pull httpd <text:s/>// <text:s/>we should first pull the required image.</text:p>
      <text:p text:style-name="P12">2) docker tag httpd:latest 2sagardeshmukh/test-repo:tag1 <text:s/>// then give the tag name (in this case it is tag1)</text:p>
      <text:p text:style-name="P12">3) docker images <text:s text:c="2"/>// check whether it is included in images or not</text:p>
      <text:p text:style-name="P12">4) docker push 2sagardeshmukh/test-repo:tag1 <text:s text:c="2"/>/ / pushes to the dockerhub</text:p>
      <text:p text:style-name="P11"/>
      <text:p text:style-name="P11"/>
      <text:p text:style-name="P11">Note: build is for installing image and run is for running the image </text:p>
      <text:p text:style-name="P11"><text:s text:c="10"/>to use the installed image first you should go inside the image by running run command</text:p>
      <text:p text:style-name="P11"/>
      <text:p text:style-name="P17">note: refer docker top 15 commands from edureka website</text:p>
      <text:p text:style-name="P1"/>
      <text:p text:style-name="P13">Dockerfile: 1) <text:span text:style-name="T23">to install httpd in centos OS .</text:span></text:p>
      <text:p text:style-name="P13">FROM centos</text:p>
      <text:p text:style-name="P13">MAINTAINER sagardeshmukh9773@gmail.com</text:p>
      <text:p text:style-name="P13">RUN yum install -y httpd</text:p>
      <text:p text:style-name="P13">COPY index.html /var/www/html/index.html</text:p>
      <text:p text:style-name="P13">CMD ["/usr/bin/httpd","-D","FOREGROUND"]</text:p>
      <text:p text:style-name="P13">EXPOSE 80</text:p>
      <text:p text:style-name="P13"/>
      <text:p text:style-name="P13">// httpd -v <text:s/>-- <text:span text:style-name="T22">to check apache version in installed httpd repository //</text:span></text:p>
      <text:p text:style-name="P13">---------------------------------------------------------------------------------------------------------------</text:p>
      <text:p text:style-name="P14">Dockerfile: 2) to install multiple packages using single run command (git and firefox)</text:p>
      <text:p text:style-name="P13">FROM centos</text:p>
      <text:p text:style-name="P13">MAINTAINER sagardeshmukh9773@gmail.com</text:p>
      <text:p text:style-name="P13">RUN yum install -y \</text:p>
      <text:p text:style-name="P13"><text:s text:c="3"/>git \</text:p>
      <text:p text:style-name="P13"><text:s text:c="3"/>firefox</text:p>
      <text:p text:style-name="P13"/>
      <text:p text:style-name="P15">Dockerfile: 3) dockerfile code to print hello world using c</text:p>
      <text:p text:style-name="P15">FROM ubuntu</text:p>
      <text:p text:style-name="P15">RUN apt-get update</text:p>
      <text:p text:style-name="P15"><text:soft-page-break/>RUN apt-get install -y build-essential</text:p>
      <text:p text:style-name="P15">COPY hello.c /</text:p>
      <text:p text:style-name="P15">RUN apt-get install gcc</text:p>
      <text:p text:style-name="P15">RUN gcc hello.c -o hello</text:p>
      <text:p text:style-name="P15">RUN make hello</text:p>
      <text:p text:style-name="P15">CMD /hello</text:p>
      <text:p text:style-name="P15"/>
      <text:p text:style-name="P15"/>
      <text:p text:style-name="P15"/>
      <text:p text:style-name="P15"/>
      <text:p text:style-name="P15"/>
      <text:p text:style-name="P10">root@sagar-VirtualBox:/home/sagar# docker image ls <text:s/>--filter "since=7a8965d6553e "</text:p>
      <text:p text:style-name="P10">REPOSITORY <text:s text:c="2"/>TAG <text:s text:c="6"/>IMAGE ID <text:s text:c="6"/>CREATED <text:s text:c="6"/>SIZE</text:p>
      <text:p text:style-name="P10">busybox <text:s text:c="5"/>latest <text:s text:c="3"/>d23834f29b38 <text:s text:c="2"/>2 days ago <text:s text:c="3"/>1.24MB</text:p>
      <text:p text:style-name="P10">ubuntu <text:s text:c="6"/>latest <text:s text:c="3"/>ba6acccedd29 <text:s text:c="2"/>6 weeks ago <text:s text:c="2"/>72.8MB</text:p>
      <text:p text:style-name="P10"/>
      <text:p text:style-name="P10">root@sagar-VirtualBox:/home/sagar# docker image ls <text:s/>--format "{{.ID}}:{{.Repository}}"</text:p>
      <text:p text:style-name="P10">d23834f29b38:busybox</text:p>
      <text:p text:style-name="P10">ba6acccedd29:ubuntu</text:p>
      <text:p text:style-name="P10">7a8965d6553e:jpetazzo/clock</text:p>
      <text:p text:style-name="P10"/>
      <text:p text:style-name="P10"/>
      <text:p text:style-name="P10"/>
      <text:p text:style-name="P10">root@sagar-VirtualBox:/home/sagar# docker image inspect d23834f29b38 | more</text:p>
      <text:p text:style-name="P10">[</text:p>
      <text:p text:style-name="P10"><text:s text:c="4"/>{</text:p>
      <text:p text:style-name="P10"><text:s text:c="8"/>"Id": "sha256:d23834f29b3875b6759be00a48013ba523c6a89fcbaeaa63607512118</text:p>
      <text:p text:style-name="P10">a9c4c19",</text:p>
      <text:p text:style-name="P10"><text:s text:c="8"/>"RepoTags": [</text:p>
      <text:p text:style-name="P10"><text:s text:c="12"/>"busybox:latest"</text:p>
      <text:p text:style-name="P10"><text:s text:c="8"/>],</text:p>
      <text:p text:style-name="P10"><text:s text:c="8"/>"RepoDigests": [</text:p>
      <text:p text:style-name="P10"><text:s text:c="12"/>"busybox@sha256:52817dece4cfe26f581c834d27a8e1bcc82194f914afe6d50af</text:p>
      <text:p text:style-name="P10">ad5a101234ef1"</text:p>
      <text:p text:style-name="P10"><text:s text:c="8"/>],</text:p>
      <text:p text:style-name="P10"><text:s text:c="8"/>"Parent": "",</text:p>
      <text:p text:style-name="P10"><text:s text:c="8"/>"Comment": "",</text:p>
      <text:p text:style-name="P10"><text:s text:c="8"/>"Created": "2021-11-30T04:12:57.77167913Z",</text:p>
      <text:p text:style-name="P10"><text:s text:c="8"/>"Container": "414496a7a16fae6e29e333253f0276761c53f9e86bf853786269143fe</text:p>
      <text:p text:style-name="P10">569a6ad",</text:p>
      <text:p text:style-name="P10"><text:s text:c="8"/>"ContainerConfig": {</text:p>
      <text:p text:style-name="P10"><text:s text:c="12"/>"Hostname": "414496a7a16f",</text:p>
      <text:p text:style-name="P10"><text:s text:c="12"/>"Domainname": "",</text:p>
      <text:p text:style-name="P10"><text:s text:c="12"/>"User": "",</text:p>
      <text:p text:style-name="P10"><text:s text:c="12"/>"AttachStdin": false,</text:p>
      <text:p text:style-name="P10"><text:s text:c="12"/>"AttachStdout": false,</text:p>
      <text:p text:style-name="P10"><text:s text:c="12"/>"AttachStderr": false,</text:p>
      <text:p text:style-name="P10"><text:s text:c="12"/>"Tty": false,</text:p>
      <text:p text:style-name="P10"><text:s text:c="12"/>"OpenStdin": false,</text:p>
      <text:p text:style-name="P10"><text:s text:c="12"/>"StdinOnce": false,</text:p>
      <text:p text:style-name="P10"><text:s text:c="12"/>"Env": [</text:p>
      <text:p text:style-name="P10"><text:s text:c="16"/>"PATH=/usr/local/sbin:/usr/local/bin:/usr/sbin:/usr/bin:/sbin:/</text:p>
      <text:p text:style-name="P10"><text:soft-page-break/>--More--</text:p>
      <text:p text:style-name="P10"/>
      <text:p text:style-name="P10"/>
      <text:p text:style-name="P10"/>
      <text:p text:style-name="P10">root@sagar-VirtualBox:/home/sagar# docker image tag jpetazzo/clock:latest sagar:latest <text:s/>// <text:span text:style-name="T12">creates our own image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09:54:51.678069273</meta:creation-date>
    <dc:date>2021-12-06T13:02:46.943000000</dc:date>
    <meta:editing-duration>PT14H13M15S</meta:editing-duration>
    <meta:editing-cycles>54</meta:editing-cycles>
    <meta:generator>LibreOffice/7.1.7.2$Windows_X86_64 LibreOffice_project/c6a4e3954236145e2acb0b65f68614365aeee33f</meta:generator>
    <meta:document-statistic meta:table-count="0" meta:image-count="0" meta:object-count="0" meta:page-count="4" meta:paragraph-count="132" meta:word-count="769" meta:character-count="6487" meta:non-whitespace-character-count="4979"/>
  </office:meta>
</office:document-meta>
</file>